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ammar Inference via Dynamic Taint Tracing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vel Zakopaylo, AN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utomated security analysis of software applications (i.e. finding bugs)</text:p>
              </text:list-item>
              <text:list-item>
                <text:p>Want to describe the input data format;</text:p>
              </text:list-item>
              <text:list-item>
                <text:p>Application is given as a compiled binary – no source code or debugging symbols</text:p>
              </text:list-item>
              <text:list-item>
                <text:p>Analysis of data flow in memory is important to achieving these ai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ior 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UPNI – Microsoft Research</text:p>
              </text:list-item>
              <text:list-item>
                <text:p>Taint Tracing as Data Flow Analysis</text:p>
              </text:list-item>
              <text:list-item>
                <text:p>Taints :: memory location → { file offset }</text:p>
                <text:p>… at any point during execution</text:p>
              </text:list-item>
              <text:list-item>
                <text:p>TUPNI paper does not precisely describe how these taints are determined, and cites papers that are similarly vag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y Taint Trac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uilt using Intel‘s PIN</text:p>
              </text:list-item>
              <text:list-item>
                <text:p>Intercepts Linux syscalls on IA-32 and Intel-64 architectures</text:p>
              </text:list-item>
              <text:list-item>
                <text:p>Inserts update to taint database after each (relevant) instruction</text:p>
              </text:list-item>
              <text:list-item>
                <text:p>At attempt to replicate the undocumented features of TUPNI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plement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IN‘s API provides some functionality to determine which memory locations / registers are read / written</text:p>
              </text:list-item>
              <text:list-item>
                <text:p>Mostly dealing with edge cases</text:p>
              </text:list-item>
              <text:list-item>
                <text:p>e.g. PUSH, POP affect RSP deterministically, so do not spread taint</text:p>
              </text:list-item>
              <text:list-item>
                <text:p>Toy parsers written as „unit tests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erforman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st (non-TUPNI) work on taint tracing cites „negligible“ performance overhead</text:p>
              </text:list-item>
              <text:list-item>
                <text:p>Most likely b/c they only track <text:span text:style-name="T1">if </text:span><text:span text:style-name="T2">a location is tainted (i.e. memory overhead &lt;= 12.5%)</text:span></text:p>
              </text:list-item>
              <text:list-item>
                <text:p><text:span text:style-name="T2">My testing shows </text:span><text:span text:style-name="T3">orders of magnitude </text:span><text:span text:style-name="T4">more memory &amp; CPU usage</text:span></text:p>
              </text:list-item>
              <text:list-item>
                <text:p><text:span text:style-name="T4">Performing an O(log N) operation after every instruction is </text:span><text:span text:style-name="T3">s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// TOD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itigate performance issues, to the point where it‘s at least usable</text:p>
              </text:list-item>
              <text:list-item>
                <text:p>Make tool connect to an actual grammar inference system</text:p>
              </text:list-item>
              <text:list-item>
                <text:p>(Or to an architecture-independent format as originally suggested by Shane)</text:p>
              </text:list-item>
              <text:list-item>
                <text:p>More special cases</text:p>
              </text:list-item>
              <text:list-item>
                <text:p>Replicate TUPNI (!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23:15:10.991666765</meta:creation-date>
    <meta:editing-duration>PT25M55S</meta:editing-duration>
    <meta:editing-cycles>5</meta:editing-cycles>
    <meta:generator>LibreOffice/5.3.0.3$Linux_X86_64 LibreOffice_project/30m0$Build-3</meta:generator>
    <dc:date>2017-02-09T00:13:19.922684966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